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6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5.697cm" svg:x="2.524cm" svg:y="0.8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204cm" svg:height="0.729cm" svg:x="0.819cm" svg:y="1.022cm">
          <draw:text-box>
            <text:p><text:span text:style-name="T1">vfs_read</text:span></text:p>
          </draw:text-box>
        </draw:frame>
        <draw:frame draw:style-name="gr3" draw:text-style-name="P4" draw:layer="layout" svg:width="2.394cm" svg:height="1.207cm" svg:x="0.619cm" svg:y="1.687cm">
          <draw:text-box>
            <text:p text:style-name="P3"><text:span text:style-name="T1">Jffs2_</text:span></text:p>
            <text:p text:style-name="P3"><text:span text:style-name="T1">readpage</text:span></text:p>
          </draw:text-box>
        </draw:frame>
        <draw:frame draw:style-name="gr4" draw:text-style-name="P2" draw:layer="layout" svg:width="2.266cm" svg:height="0.762cm" svg:x="0.696cm" svg:y="3.005cm">
          <draw:text-box>
            <text:p><text:span text:style-name="T1">vfs_write</text:span></text:p>
          </draw:text-box>
        </draw:frame>
        <draw:frame draw:style-name="gr3" draw:text-style-name="P2" draw:layer="layout" svg:width="2.724cm" svg:height="1.207cm" svg:x="0.438cm" svg:y="3.605cm">
          <draw:text-box>
            <text:p text:style-name="P3"><text:span text:style-name="T1">jffs2_write _begin</text:span></text:p>
          </draw:text-box>
        </draw:frame>
        <draw:frame draw:style-name="gr3" draw:text-style-name="P2" draw:layer="layout" svg:width="2.724cm" svg:height="1.207cm" svg:x="0.538cm" svg:y="4.706cm">
          <draw:text-box>
            <text:p text:style-name="P3"><text:span text:style-name="T1">jffs2_write _end</text:span></text:p>
          </draw:text-box>
        </draw:frame>
        <draw:frame draw:style-name="gr2" draw:text-style-name="P4" draw:layer="layout" svg:width="4.502cm" svg:height="0.729cm" svg:x="4.118cm" svg:y="6.24cm">
          <draw:text-box>
            <text:p text:style-name="P3"><text:span text:style-name="T1">Estimation error (%)</text:span></text:p>
          </draw:text-box>
        </draw:frame>
        <draw:line draw:style-name="gr5" draw:text-style-name="P5" draw:layer="layout" svg:x1="0.238cm" svg:y1="2.894cm" svg:x2="9.255cm" svg:y2="2.894cm">
          <text:p/>
        </draw:line>
        <draw:frame draw:style-name="gr6" draw:text-style-name="P6" draw:layer="layout" svg:width="2.056cm" svg:height="0.729cm" draw:transform="rotate (1.5707963267949) translate (0.063cm 5.434cm)">
          <draw:text-box>
            <text:p><text:span text:style-name="T2">INSERT</text:span></text:p>
          </draw:text-box>
        </draw:frame>
        <draw:frame draw:style-name="gr7" draw:text-style-name="P6" draw:layer="layout" svg:width="2.174cm" svg:height="0.729cm" draw:transform="rotate (1.5707963267949) translate (0.038cm 2.936cm)">
          <draw:text-box>
            <text:p><text:span text:style-name="T2">SELECT</text:span></text:p>
          </draw:text-box>
        </draw:frame>
        <draw:frame draw:style-name="gr8" draw:text-style-name="P7" draw:layer="layout" svg:width="4.333cm" svg:height="0.962cm" svg:x="2.905cm" svg:y="0cm">
          <draw:text-box>
            <text:p><text:span text:style-name="T3">SQLite Tes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652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5-10-13T17:53:25.608482863</meta:creation-date>
    <meta:generator>LibreOffice/4.4.5.2$Linux_X86_64 LibreOffice_project/a22f674fd25a3b6f45bdebf25400ed2adff0ff99</meta:generator>
    <dc:date>2015-12-22T17:57:42.548052118</dc:date>
    <dc:creator>Pierre Olivier</dc:creator>
    <meta:editing-duration>PT14M6S</meta:editing-duration>
    <meta:editing-cycles>9</meta:editing-cycles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5" chart:reverse-direction="false" text:line-break="false" chart:link-data-style-to-source="false" chart:axis-position="-2147483648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-45_20_Degrees" draw:fill-hatch-solid="true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stroke="solid" draw:fill="hatch" draw:fill-color="#aea79f" draw:fill-hatch-name="Black_20_45_20_Degrees_20_Wide" draw:fill-hatch-solid="tru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986cm" svg:height="5.698cm" xlink:href="." xlink:type="simple" chart:class="chart:bar" chart:style-name="ch1">
        <chart:plot-area chart:style-name="ch2" chart:data-source-has-labels="both" svg:x="0.139cm" svg:y="0.113cm" svg:width="6.708cm" svg:height="5.472cm">
          <chartooo:coordinate-region svg:x="0.232cm" svg:y="0.113cm" svg:width="6.521cm" svg:height="4.825cm"/>
          <chart:axis chart:dimension="x" chart:name="primary-x" chart:style-name="ch3" chartooo:axis-type="text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style-name="ch7" chart:repeated="3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.4678924608217">
                <text:p>3.4678924608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7615738667683">
                <text:p>0.137615738667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09153925003285">
                <text:p>4.09153925003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2176033117667">
                <text:p>0.382176033117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19421704004779">
                <text:p>4.19421704004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